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fo:color="#999999" loext:opacity="100%" officeooo:rsid="0012642a" officeooo:paragraph-rsid="000f0287"/>
    </style:style>
    <style:style style:name="P5" style:family="paragraph" style:parent-style-name="Standard">
      <style:text-properties style:use-window-font-color="true" loext:opacity="0%" officeooo:rsid="000f0287" officeooo:paragraph-rsid="000f0287"/>
    </style:style>
    <style:style style:name="P6" style:family="paragraph" style:parent-style-name="Standard">
      <style:text-properties officeooo:rsid="00104600" officeooo:paragraph-rsid="00104600"/>
    </style:style>
    <style:style style:name="P7"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8" style:family="paragraph" style:parent-style-name="Standard">
      <style:text-properties officeooo:rsid="0012642a" officeooo:paragraph-rsid="0012642a"/>
    </style:style>
    <style:style style:name="P9" style:family="paragraph" style:parent-style-name="Standard">
      <style:text-properties officeooo:rsid="0012642a" officeooo:paragraph-rsid="001441c3"/>
    </style:style>
    <style:style style:name="P10" style:family="paragraph" style:parent-style-name="Standard">
      <style:text-properties officeooo:rsid="001441c3" officeooo:paragraph-rsid="001441c3"/>
    </style:style>
    <style:style style:name="P11" style:family="paragraph" style:parent-style-name="Heading_20_1">
      <style:text-properties officeooo:rsid="00104600" officeooo:paragraph-rsid="00104600"/>
    </style:style>
    <style:style style:name="P12" style:family="paragraph" style:parent-style-name="Standard" style:list-style-name="L1">
      <style:text-properties fo:color="#999999" loext:opacity="100%" officeooo:rsid="000f0287" officeooo:paragraph-rsid="000f0287"/>
    </style:style>
    <style:style style:name="P13" style:family="paragraph" style:parent-style-name="Standard" style:list-style-name="L2">
      <style:text-properties fo:color="#999999" loext:opacity="100%" officeooo:rsid="000f0287" officeooo:paragraph-rsid="000f0287"/>
    </style:style>
    <style:style style:name="P14" style:family="paragraph" style:parent-style-name="Standard">
      <style:text-properties fo:color="#999999" loext:opacity="100%" officeooo:rsid="000f0287" officeooo:paragraph-rsid="0012642a"/>
    </style:style>
    <style:style style:name="P15" style:family="paragraph" style:parent-style-name="Standard">
      <style:text-properties officeooo:rsid="000f0287" officeooo:paragraph-rsid="00177a80"/>
    </style:style>
    <style:style style:name="P16" style:family="paragraph" style:parent-style-name="Standard">
      <style:text-properties officeooo:rsid="000f0287" officeooo:paragraph-rsid="000f0287"/>
    </style:style>
    <style:style style:name="P17" style:family="paragraph" style:parent-style-name="Standard">
      <style:text-properties officeooo:rsid="00177a80" officeooo:paragraph-rsid="00177a80"/>
    </style:style>
    <style:style style:name="P18" style:family="paragraph" style:parent-style-name="Standard">
      <style:text-properties officeooo:rsid="0016123e" officeooo:paragraph-rsid="0016123e"/>
    </style:style>
    <style:style style:name="P19" style:family="paragraph" style:parent-style-name="Standard">
      <style:text-properties officeooo:rsid="001441c3" officeooo:paragraph-rsid="0016123e"/>
    </style:style>
    <style:style style:name="P20" style:family="paragraph" style:parent-style-name="Standard">
      <style:text-properties officeooo:rsid="001441c3" officeooo:paragraph-rsid="001441c3"/>
    </style:style>
    <style:style style:name="P21" style:family="paragraph" style:parent-style-name="Standard">
      <style:text-properties officeooo:rsid="001b50ae" officeooo:paragraph-rsid="001b50ae"/>
    </style:style>
    <style:style style:name="P22" style:family="paragraph" style:parent-style-name="Text_20_body">
      <style:text-properties officeooo:rsid="001441c3" officeooo:paragraph-rsid="001441c3"/>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7">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15">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15"/>
      <text:p text:style-name="P15"><text:span text:style-name="T5">Ce programme a donc pour but de permettre à l’utilisateur de synchroniser deux dossiers, en vérifiant les dernières dates d’accès et même en tenant compte de l’empreinte md5 si nécessaire. </text:span></text:p>
      <text:h text:style-name="Heading_20_1" text:outline-level="1">État des lieux des compétences du groupe</text:h>
      <text:p text:style-name="P17">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L’UV LP25, nous suivons l’UV LO21, ce qui nous a permis de comprendre certaines structures de données présente dans ce projet ( tels que les listes chaînées ), que nous n’avions pas étudiée en IF2. </text:p>
      <text:p text:style-name="P1"/>
      <text:h text:style-name="Heading_20_1" text:outline-level="1">Répartition des tâches : planification</text:h>
      <text:p text:style-name="P14">Ici, décrire les tâches telles que vous les avez identifiées, et à qui elles ont été affectées. Donner les estimations de durée de chaque tâche.</text:p>
      <text:p text:style-name="P14"/>
      <text:p text:style-name="P8">Premièrement nous nous sommes imprégnés du sujet afin d’en comprendre son but et les démarches nécessaire pour l’atteindre.</text:p>
      <text:p text:style-name="P18">A la suite de cela, nous n’avons <text:span text:style-name="T5">pris connaissance du planning proposer dans les consignes de ce projet et nous l’avons suivie.</text:span></text:p>
      <text:p text:style-name="P19"/>
      <text:h text:style-name="Heading_20_1" text:outline-level="1" text:is-list-header="true">Répartition des tâches : réalisation</text:h>
      <text:p text:style-name="P1"/>
      <text:p text:style-name="P2">Reprendre la section ci-dessus avec cette fois les données réelles : qui a fait quoi, en combien de temps.</text:p>
      <text:p text:style-name="P4"/>
      <text:p text:style-name="P9">La</text:p>
      <text:p text:style-name="P9"/>
      <text:p text:style-name="P10"><text:span text:style-name="T7">Nicolas :</text:span> fonction du fichier utility.c, copy_entry_to_destination</text:p>
      <text:p text:style-name="P10"><text:soft-page-break/><text:span text:style-name="T7">Fabien: </text:span>fonction : compute_file_md5, directory_exists, is_directory_writtable, mismatch, <text:span text:style-name="T6">make_process, send_file_entry,synchronize, open_dir, </text:span></text:p>
      <text:p text:style-name="P10"/>
      <text:p text:style-name="P9"><text:span text:style-name="T8">Tom: </text:span><text:span text:style-name="T4">fonction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h text:style-name="Heading_20_1" text:outline-level="1">Difficultés rencontrées</text:h>
      <text:p text:style-name="Text_20_body"/>
      <text:p text:style-name="P22">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1"/>
      <text:h text:style-name="Heading_20_2" text:outline-level="2">Compréhension des objectifs</text:h>
      <text:p text:style-name="P1"/>
      <text:p text:style-name="P2">Décrire pour chaque difficulté liée à la compréhension des instructions :</text:p>
      <text:list xml:id="list2635242731" text:style-name="L1">
        <text:list-item>
          <text:p text:style-name="P12">Quelle instruction était incomplète pour vous</text:p>
        </text:list-item>
        <text:list-item>
          <text:p text:style-name="P12">Comment vous avez complété votre compréhension de l’instruction</text:p>
        </text:list-item>
        <text:list-item>
          <text:p text:style-name="P12">Si vous auriez pu remédier à ce problème plus tôt</text:p>
        </text:list-item>
      </text:list>
      <text:p text:style-name="P1"/>
      <text:h text:style-name="Heading_20_2" text:outline-level="2">Réalisation des objectifs</text:h>
      <text:p text:style-name="P21">Pour certaines de nos difficultés ou incertitude, nous avons envoyée un mail a M.LASSABE, où nous lui avons posé directement la question à la fin d’un TD/TP.</text:p>
      <text:p text:style-name="P21">De plus pour certaines librairies qui nous était inconnus nous avons du rechercher des ressources afin de comprendre le fonctionnement des fonctions les composants. Mais aussi afin de savoir quel fonction nous devrions utiliser.</text:p>
      <text:p text:style-name="P21">Le site que j’ai le plus utiliser pour ma part était celui du « The Open Group » surtout sur la partie processus / message mais aussi pour lors des test pour comprendre le fonctionnements des fonctions <text:s/>de la bibliothèque openssl et evp.h.</text:p>
      <text:p text:style-name="P21">Url : <text:a xlink:type="simple" xlink:href="http://www.opengroup.org/" text:style-name="Internet_20_link" text:visited-style-name="Visited_20_Internet_20_Link">www.opengroup.org</text:a></text:p>
      <text:p text:style-name="P21"/>
      <text:p text:style-name="P21"/>
      <text:p text:style-name="P21"/>
      <text:p text:style-name="P1"/>
      <text:p text:style-name="P2">Décrire pour chaque difficulté rencontrée dans l’implémentation :</text:p>
      <text:list xml:id="list3932406642" text:style-name="L2">
        <text:list-item>
          <text:p text:style-name="P13">Les « symptômes » de cette difficulté (par ex. : des résultats incohérents, des données perdues dans les communications, etc.)</text:p>
        </text:list-item>
        <text:list-item>
          <text:p text:style-name="P13">Comment le problème a été résolu (architecture du code dans la fonctionnalité concernée par exemple)</text:p>
        </text:list-item>
        <text:list-item>
          <text:p text:style-name="P13">Si le problème aurait pu être anticipé.</text:p>
        </text:list-item>
        <text:list-item>
          <text:p text:style-name="P13">Ce qui aurait pu faciliter la résolution/éviter le problème</text:p>
        </text:list-item>
      </text:list>
      <text:p text:style-name="P1"/>
      <text:h text:style-name="P11" text:outline-level="1"><text:soft-page-break/>Proposition d’une amélioration</text:h>
      <text:p text:style-name="P1"/>
      <text:p text:style-name="P3">Le modèle de code n’est pas optimal. Proposer une piste d’amélioration en décrivant dans les grandes lignes ce que ça changerait au code.</text:p>
      <text:p text:style-name="P6"/>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5"/>
      <text:p text:style-name="P2">Vous conclurez sur votre projet et son déroulement dans cette sectio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6T16:49:57.076490656</dc:date>
    <meta:editing-duration>PT1H15M12S</meta:editing-duration>
    <meta:editing-cycles>10</meta:editing-cycles>
    <meta:generator>LibreOffice/7.3.7.2$Linux_X86_64 LibreOffice_project/30$Build-2</meta:generator>
    <meta:document-statistic meta:table-count="0" meta:image-count="0" meta:object-count="0" meta:page-count="3" meta:paragraph-count="46" meta:word-count="995" meta:character-count="6596" meta:non-whitespace-character-count="5647"/>
  </office:meta>
</office:document-meta>
</file>